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1fe4bc" officeooo:paragraph-rsid="001fe4bc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1fe4bc" officeooo:paragraph-rsid="00200952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224410" officeooo:paragraph-rsid="00224410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257acd" officeooo:paragraph-rsid="00257ac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style:text-underline-style="none" fo:font-weight="normal" officeooo:rsid="00200952" officeooo:paragraph-rsid="00200952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style:text-underline-style="none" fo:font-weight="normal" officeooo:rsid="0023893a" officeooo:paragraph-rsid="0023893a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style:text-underline-style="none" fo:font-weight="normal" officeooo:rsid="00257acd" officeooo:paragraph-rsid="00257acd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text-properties fo:font-size="14pt" style:text-underline-style="none" fo:font-weight="normal" officeooo:rsid="001fe4bc" officeooo:paragraph-rsid="001fe4bc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text-properties fo:font-size="14pt" style:text-underline-style="none" fo:font-weight="normal" officeooo:rsid="00200952" officeooo:paragraph-rsid="00200952" style:font-size-asian="14pt" style:font-weight-asian="normal" style:font-size-complex="14pt" style:font-weight-complex="normal"/>
    </style:style>
    <style:style style:name="P10" style:family="paragraph" style:parent-style-name="Standard" style:list-style-name="L2">
      <style:text-properties fo:font-size="14pt" style:text-underline-style="none" fo:font-weight="normal" officeooo:rsid="00200952" officeooo:paragraph-rsid="00200952" style:font-size-asian="14pt" style:font-weight-asian="normal" style:font-size-complex="14pt" style:font-weight-complex="normal"/>
    </style:style>
    <style:style style:name="P11" style:family="paragraph" style:parent-style-name="Standard" style:list-style-name="L2">
      <style:text-properties fo:font-size="14pt" style:text-underline-style="none" fo:font-weight="normal" officeooo:rsid="0020a868" officeooo:paragraph-rsid="0020a868" style:font-size-asian="14pt" style:font-weight-asian="normal" style:font-size-complex="14pt" style:font-weight-complex="normal"/>
    </style:style>
    <style:style style:name="P12" style:family="paragraph" style:parent-style-name="Standard" style:list-style-name="L3">
      <style:text-properties fo:font-size="14pt" style:text-underline-style="none" fo:font-weight="normal" officeooo:rsid="0023893a" officeooo:paragraph-rsid="0023893a" style:font-size-asian="14pt" style:font-weight-asian="normal" style:font-size-complex="14pt" style:font-weight-complex="normal"/>
    </style:style>
    <style:style style:name="P13" style:family="paragraph" style:parent-style-name="Standard" style:list-style-name="L4">
      <style:text-properties fo:font-size="14pt" style:text-underline-style="none" fo:font-weight="normal" officeooo:rsid="00257acd" officeooo:paragraph-rsid="00257acd" style:font-size-asian="14pt" style:font-weight-asian="normal" style:font-size-complex="14pt" style:font-weight-complex="normal"/>
    </style:style>
    <style:style style:name="P14" style:family="paragraph" style:parent-style-name="Standard" style:list-style-name="L4">
      <style:text-properties fo:font-size="14pt" style:text-underline-style="none" fo:font-weight="normal" officeooo:rsid="002632bd" officeooo:paragraph-rsid="002632bd" style:font-size-asian="14pt" style:font-weight-asian="normal" style:font-size-complex="14pt" style:font-weight-complex="normal"/>
    </style:style>
    <style:style style:name="P15" style:family="paragraph" style:parent-style-name="Standard" style:list-style-name="L4">
      <style:text-properties fo:font-size="14pt" style:text-underline-style="none" fo:font-weight="normal" officeooo:rsid="00292eb5" officeooo:paragraph-rsid="002969c3" style:font-size-asian="14pt" style:font-weight-asian="normal" style:font-size-complex="14pt" style:font-weight-complex="normal"/>
    </style:style>
    <style:style style:name="P16" style:family="paragraph" style:parent-style-name="Standard" style:list-style-name="L4">
      <style:text-properties fo:font-size="14pt" style:text-underline-style="none" fo:font-weight="normal" officeooo:rsid="002b6d06" officeooo:paragraph-rsid="002b6d06" style:font-size-asian="14pt" style:font-weight-asian="normal" style:font-size-complex="14pt" style:font-weight-complex="normal"/>
    </style:style>
    <style:style style:name="P17" style:family="paragraph" style:parent-style-name="Standard" style:list-style-name="L4">
      <style:text-properties fo:font-size="14pt" style:text-underline-style="none" fo:font-weight="normal" officeooo:rsid="002c9ae9" officeooo:paragraph-rsid="002c9ae9" style:font-size-asian="14pt" style:font-weight-asian="normal" style:font-size-complex="14pt" style:font-weight-complex="normal"/>
    </style:style>
    <style:style style:name="P18" style:family="paragraph" style:parent-style-name="Standard" style:list-style-name="L4">
      <style:text-properties fo:font-size="14pt" style:text-underline-style="none" fo:font-weight="normal" officeooo:rsid="002e1b54" officeooo:paragraph-rsid="002e1b54" style:font-size-asian="14pt" style:font-weight-asian="normal" style:font-size-complex="14pt" style:font-weight-complex="normal"/>
    </style:style>
    <style:style style:name="P19" style:family="paragraph" style:parent-style-name="Standard" style:list-style-name="L4">
      <style:text-properties fo:font-size="14pt" style:text-underline-style="none" fo:font-weight="normal" officeooo:rsid="0032c4cc" officeooo:paragraph-rsid="0032c4cc" style:font-size-asian="14pt" style:font-weight-asian="normal" style:font-size-complex="14pt" style:font-weight-complex="normal"/>
    </style:style>
    <style:style style:name="P20" style:family="paragraph" style:parent-style-name="Standard" style:list-style-name="L4">
      <style:text-properties fo:font-size="14pt" style:text-underline-style="none" fo:font-weight="normal" officeooo:rsid="0033cfc5" officeooo:paragraph-rsid="0033cfc5" style:font-size-asian="14pt" style:font-weight-asian="normal" style:font-size-complex="14pt" style:font-weight-complex="normal"/>
    </style:style>
    <style:style style:name="T1" style:family="text">
      <style:text-properties officeooo:rsid="0020a868"/>
    </style:style>
    <style:style style:name="T2" style:family="text">
      <style:text-properties officeooo:rsid="002969c3"/>
    </style:style>
    <style:style style:name="T3" style:family="text">
      <style:text-properties officeooo:rsid="002a54a9"/>
    </style:style>
    <style:style style:name="T4" style:family="text">
      <style:text-properties officeooo:rsid="0030e4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SH TABLE</text:p>
      <text:p text:style-name="P1"/>
      <text:list xml:id="list3059158989586497268" text:style-name="L1">
        <text:list-item>
          <text:p text:style-name="P8">data structure that maps key to values</text:p>
        </text:list-item>
        <text:list-item>
          <text:p text:style-name="P8">hash function <text:s text:c="2"/>(key and value)</text:p>
        </text:list-item>
        <text:list-item>
          <text:p text:style-name="P8">key can be any data type</text:p>
        </text:list-item>
        <text:list-item>
          <text:p text:style-name="P8">compute the hash code from the key → calculate the index from the hash code (eg: hash code % array length) → insert/search </text:p>
        </text:list-item>
        <text:list-item>
          <text:p text:style-name="P8">if case collision is high, worst case run time is O(N)</text:p>
        </text:list-item>
        <text:list-item>
          <text:p text:style-name="P8">when low, it is O(1)</text:p>
        </text:list-item>
        <text:list-item>
          <text:p text:style-name="P9">we can implement using binary search tree, where it is O(log N)</text:p>
        </text:list-item>
      </text:list>
      <text:p text:style-name="P5"/>
      <text:p text:style-name="P5"/>
      <text:p text:style-name="P2">ArrayList</text:p>
      <text:p text:style-name="P2"/>
      <text:list xml:id="list6614098962316178823" text:style-name="L2">
        <text:list-item>
          <text:p text:style-name="P10">automatically re sizable ( dynamic resizing )→<text:span text:style-name="T1"> which reduces the performance</text:span></text:p>
        </text:list-item>
        <text:list-item>
          <text:p text:style-name="P11">add()</text:p>
        </text:list-item>
      </text:list>
      <text:p text:style-name="P5"/>
      <text:p text:style-name="P3">String Builder</text:p>
      <text:p text:style-name="P3"/>
      <text:list xml:id="list7763820920228890977" text:style-name="L3">
        <text:list-item>
          <text:p text:style-name="P12">resizable array of all strings →copies back to string only when necessary</text:p>
        </text:list-item>
        <text:list-item>
          <text:p text:style-name="P12">append()</text:p>
        </text:list-item>
        <text:list-item>
          <text:p text:style-name="P12">toString()</text:p>
        </text:list-item>
      </text:list>
      <text:p text:style-name="P6"/>
      <text:p text:style-name="P6"/>
      <text:p text:style-name="P6"/>
      <text:p text:style-name="P4">Others</text:p>
      <text:p text:style-name="P7"/>
      <text:list xml:id="list1626834989666604241" text:style-name="L4">
        <text:list-item>
          <text:p text:style-name="P13">ord() function ret<text:span text:style-name="T4">u</text:span>rns ASCII value of a char in python</text:p>
        </text:list-item>
        <text:list-item>
          <text:p text:style-name="P14">there are only 128 unique ASCII characters</text:p>
        </text:list-item>
        <text:list-item>
          <text:p text:style-name="P15">sort() <text:span text:style-name="T2">sorts and stores in it. Old copies are lost</text:span></text:p>
        </text:list-item>
        <text:list-item>
          <text:p text:style-name="P15">sorted() <text:span text:style-name="T2">old copy is not lost. It returns list</text:span></text:p>
        </text:list-item>
        <text:list-item>
          <text:p text:style-name="P15">‘’.<text:span text:style-name="T3">join(sorted(a))</text:span></text:p>
        </text:list-item>
        <text:list-item>
          <text:p text:style-name="P16">to find check two strngs are permutation of each, fist sort the string and check if its equal</text:p>
        </text:list-item>
        <text:list-item>
          <text:p text:style-name="P17">reserse(s) to reverse a string</text:p>
        </text:list-item>
        <text:list-item>
          <text:p text:style-name="P17">for i in reversed(s) <text:s text:c="4"/>→ for iterating from end</text:p>
        </text:list-item>
        <text:list-item>
          <text:p text:style-name="P18">str[::-1] <text:s text:c="3"/>→ to reverse the string</text:p>
        </text:list-item>
        <text:list-item>
          <text:p text:style-name="P19">len(str)</text:p>
        </text:list-item>
        <text:list-item>
          <text:p text:style-name="P19">abs(x)</text:p>
        </text:list-item>
        <text:list-item>
          <text:p text:style-name="P20">dict is not ordere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1:01:16.790464915</meta:creation-date>
    <meta:generator>LibreOffice/5.1.6.2$Linux_X86_64 LibreOffice_project/10m0$Build-2</meta:generator>
    <dc:date>2018-03-14T12:43:39.498084890</dc:date>
    <meta:editing-duration>PT6H13M12S</meta:editing-duration>
    <meta:editing-cycles>10</meta:editing-cycles>
    <meta:document-statistic meta:table-count="0" meta:image-count="0" meta:object-count="0" meta:page-count="1" meta:paragraph-count="28" meta:word-count="206" meta:character-count="1039" meta:non-whitespace-character-count="875"/>
  </office:meta>
</office:document-meta>
</file>